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1.0083in"/>
    </style:style>
    <style:style style:name="co5" style:family="table-column">
      <style:table-column-properties fo:break-before="auto" style:column-width="0.5319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7201in"/>
    </style:style>
    <style:style style:name="co8" style:family="table-column">
      <style:table-column-properties fo:break-before="auto" style:column-width="0.3874in"/>
    </style:style>
    <style:style style:name="co9" style:family="table-column">
      <style:table-column-properties fo:break-before="auto" style:column-width="0.5543in"/>
    </style:style>
    <style:style style:name="co10" style:family="table-column">
      <style:table-column-properties fo:break-before="auto" style:column-width="0.8638in"/>
    </style:style>
    <style:style style:name="co11" style:family="table-column">
      <style:table-column-properties fo:break-before="auto" style:column-width="0.8752in"/>
    </style:style>
    <style:style style:name="co14" style:family="table-column">
      <style:table-column-properties fo:break-before="auto" style:column-width="0.8425in"/>
    </style:style>
    <style:style style:name="co15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ta2" style:family="table" style:master-page-name="PageStyle_5f_Voucher">
      <style:table-properties table:display="tru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5_20__28_2_29_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DMC_20_assignment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4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4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5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54" style:family="table-cell" style:parent-style-name="Excel_20_Built-in_20_Normal" style:data-style-name="N8003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Normal" style:data-style-name="N8123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6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3" style:family="table-cell" style:parent-style-name="Excel_20_Built-in_20_Normal">
      <style:table-cell-properties style:diagonal-bl-tr="none" style:diagonal-tl-br="none" style:rotation-align="none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31859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</style:style>
    <style:style style:name="ce4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4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7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81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8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8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86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87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8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89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90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</style:style>
    <style:style style:name="ce91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9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9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T1" style:family="text">
      <style:text-properties fo:color="#31859c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0070c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MC assignment" table:style-name="ta9" table:print="false">
        <office:forms form:automatic-focus="false" form:apply-design-mode="false"/>
        <table:table-column table:style-name="co3" table:number-columns-repeated="3" table:default-cell-style-name="ce3"/>
        <table:table-column table:style-name="co3" table:default-cell-style-name="ce67"/>
        <table:table-column table:style-name="co4" table:default-cell-style-name="ce3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3"/>
        <table:table-column table:style-name="co9" table:default-cell-style-name="ce27"/>
        <table:table-column table:style-name="co10" table:default-cell-style-name="ce27"/>
        <table:table-column table:style-name="co11" table:default-cell-style-name="ce3"/>
        <table:table-column table:style-name="co14" table:default-cell-style-name="ce3"/>
        <table:table-column table:style-name="co15" table:number-columns-repeated="3" table:default-cell-style-name="ce3"/>
        <table:table-column table:style-name="co3" table:number-columns-repeated="1008" table:default-cell-style-name="ce3"/>
        <table:table-row table:style-name="ro1" table:number-rows-repeated="2">
          <table:table-cell table:style-name="ce33" table:number-columns-repeated="3"/>
          <table:table-cell table:style-name="ce36"/>
          <table:table-cell table:style-name="ce33"/>
          <table:table-cell table:style-name="ce76" table:number-columns-repeated="3"/>
          <table:table-cell table:style-name="ce33"/>
          <table:table-cell table:style-name="ce76" table:number-columns-repeated="2"/>
          <table:table-cell table:style-name="ce33" table:number-columns-repeated="5"/>
          <table:table-cell table:style-name="ce90"/>
          <table:table-cell table:number-columns-repeated="1007"/>
        </table:table-row>
        <table:table-row table:style-name="ro2">
          <table:table-cell table:style-name="ce33" table:number-columns-repeated="3"/>
          <table:table-cell table:style-name="ce37" office:value-type="string" table:number-columns-spanned="11" table:number-rows-spanned="1">
            <text:p>BOARD OF INTERMEDIATE AND SECONDARY EDUCATION KOHAT</text:p>
          </table:table-cell>
          <table:covered-table-cell table:number-columns-repeated="9" table:style-name="ce68"/>
          <table:covered-table-cell table:style-name="ce82"/>
          <table:table-cell table:style-name="ce85"/>
          <table:table-cell table:style-name="ce88"/>
          <table:table-cell table:style-name="ce91" table:number-columns-repeated="15"/>
          <table:table-cell table:number-columns-repeated="993"/>
        </table:table-row>
        <table:table-row table:style-name="ro1">
          <table:table-cell table:style-name="ce33" table:number-columns-repeated="3"/>
          <table:table-cell table:style-name="ce38" office:value-type="string" table:number-columns-spanned="11" table:number-rows-spanned="1">
            <text:p>KHYBER PAKHTUNKHWA (PAKISTAN)</text:p>
          </table:table-cell>
          <table:covered-table-cell table:number-columns-repeated="9" table:style-name="ce69"/>
          <table:covered-table-cell table:style-name="ce83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3">
          <table:table-cell table:style-name="ce33" table:number-columns-repeated="3"/>
          <table:table-cell table:style-name="ce39" office:value-type="string" table:number-columns-spanned="11" table:number-rows-spanned="1">
            <text:p><text:span text:style-name="T1">DETIALED MARKS SHEET CERTIFICATE</text:span><text:span text:style-name="T2"> </text:span><text:span text:style-name="T1">DETIALED MARKS SHEET CERTIFICATE</text:span><text:span text:style-name="T2"> </text:span></text:p>
          </table:table-cell>
          <table:covered-table-cell table:number-columns-repeated="9" table:style-name="ce70"/>
          <table:covered-table-cell table:style-name="ce79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3">
          <table:table-cell table:style-name="ce33" table:number-columns-repeated="3"/>
          <table:table-cell table:style-name="ce40" office:value-type="string" table:number-columns-spanned="11" table:number-rows-spanned="1">
            <text:p><text:span text:style-name="T3">Higher Secondary School Certifcate Examination</text:span><text:span text:style-name="T2"> </text:span><text:span text:style-name="T3">Higher Secondary School Certifcate Examination</text:span><text:span text:style-name="T2"> </text:span></text:p>
          </table:table-cell>
          <table:covered-table-cell table:number-columns-repeated="9" table:style-name="ce17"/>
          <table:covered-table-cell table:style-name="ce20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5" table:number-columns-repeated="3"/>
          <table:table-cell table:style-name="ce41"/>
          <table:table-cell table:style-name="ce71" office:value-type="string" table:number-columns-spanned="5" table:number-rows-spanned="1">
            <text:p>Reg N0. 038-KHT/DBKK-12</text:p>
          </table:table-cell>
          <table:covered-table-cell table:number-columns-repeated="4" table:style-name="ce71"/>
          <table:table-cell table:style-name="ce79" office:value-type="string" table:number-columns-spanned="5" table:number-rows-spanned="1">
            <text:p>Session 2014 (Annual)</text:p>
          </table:table-cell>
          <table:covered-table-cell table:number-columns-repeated="3" table:style-name="ce70"/>
          <table:covered-table-cell table:style-name="ce79"/>
          <table:table-cell table:style-name="ce33" table:number-columns-repeated="17"/>
          <table:table-cell table:style-name="ce92"/>
          <table:table-cell table:style-name="ce93" table:number-columns-repeated="992"/>
        </table:table-row>
        <table:table-row table:style-name="ro3">
          <table:table-cell table:style-name="ce33" table:number-columns-repeated="3"/>
          <table:table-cell table:style-name="ce42"/>
          <table:table-cell table:style-name="ce72" office:value-type="string" table:number-columns-spanned="10" table:number-rows-spanned="1">
            <text:p>Roll No : <text:s text:c="26"/>51577 <text:s text:c="60"/><text:span text:style-name="T4">Science GroupRoll No : <text:s text:c="26"/>51577 <text:s text:c="60"/>Science Group</text:span></text:p>
          </table:table-cell>
          <table:covered-table-cell table:number-columns-repeated="8" table:style-name="ce77"/>
          <table:covered-table-cell table:style-name="ce72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/>
          <table:table-cell table:style-name="ce71" office:value-type="string" table:number-columns-spanned="6" table:number-rows-spanned="1">
            <text:p>Name : Mussadiq Farid</text:p>
          </table:table-cell>
          <table:covered-table-cell table:number-columns-repeated="5" table:style-name="ce71"/>
          <table:table-cell table:style-name="ce20" office:value-type="string" table:number-columns-spanned="4" table:number-rows-spanned="1">
            <text:p>Date Of Birth : 31-03-1998</text:p>
          </table:table-cell>
          <table:covered-table-cell table:number-columns-repeated="2" table:style-name="ce17"/>
          <table:covered-table-cell table:style-name="ce20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/>
          <table:table-cell table:style-name="ce20" office:value-type="string" table:number-columns-spanned="10" table:number-rows-spanned="1">
            <text:p>Regular Student of : Shaheen Children Academy and college of Science Karak</text:p>
          </table:table-cell>
          <table:covered-table-cell table:number-columns-repeated="8" table:style-name="ce17"/>
          <table:covered-table-cell table:style-name="ce20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3" office:value-type="string" table:number-columns-spanned="1" table:number-rows-spanned="2">
            <text:p>S.no</text:p>
          </table:table-cell>
          <table:table-cell table:style-name="ce70" office:value-type="string" table:number-columns-spanned="1" table:number-rows-spanned="2">
            <text:p>Subject</text:p>
          </table:table-cell>
          <table:table-cell table:style-name="ce17" office:value-type="string" table:number-columns-spanned="2" table:number-rows-spanned="1">
            <text:p>Total Marks</text:p>
          </table:table-cell>
          <table:covered-table-cell table:style-name="ce17"/>
          <table:table-cell table:style-name="ce17" office:value-type="string">
            <text:p>Total</text:p>
          </table:table-cell>
          <table:table-cell table:style-name="ce70" office:value-type="string" table:number-columns-spanned="2" table:number-rows-spanned="1">
            <text:p><text:s/>Obtained</text:p>
          </table:table-cell>
          <table:covered-table-cell table:style-name="ce70"/>
          <table:table-cell table:style-name="ce17" office:value-type="string">
            <text:p>Obt Marks</text:p>
          </table:table-cell>
          <table:table-cell table:number-columns-repeated="2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covered-table-cell table:style-name="ce43"/>
          <table:covered-table-cell table:style-name="ce70"/>
          <table:table-cell office:value-type="string">
            <text:p>TH</text:p>
          </table:table-cell>
          <table:table-cell office:value-type="string">
            <text:p>PR</text:p>
          </table:table-cell>
          <table:table-cell/>
          <table:table-cell office:value-type="string">
            <text:p>TH</text:p>
          </table:table-cell>
          <table:table-cell office:value-type="string">
            <text:p>PR</text:p>
          </table:table-cell>
          <table:table-cell table:number-columns-repeated="3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 office:value-type="float" office:value="1">
            <text:p>1</text:p>
          </table:table-cell>
          <table:table-cell table:style-name="ce21" office:value-type="string">
            <text:p>English</text:p>
          </table:table-cell>
          <table:table-cell office:value-type="float" office:value="75">
            <text:p>75</text:p>
          </table:table-cell>
          <table:table-cell/>
          <table:table-cell table:formula="of:=SUM([.F13]+[.G13])" office:value-type="float" office:value="75">
            <text:p>75</text:p>
          </table:table-cell>
          <table:table-cell office:value-type="float" office:value="70">
            <text:p>70</text:p>
          </table:table-cell>
          <table:table-cell/>
          <table:table-cell table:formula="of:=SUM([.I13]+[.J13])" office:value-type="float" office:value="70">
            <text:p>70</text:p>
          </table:table-cell>
          <table:table-cell table:number-columns-repeated="2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 table:formula="of:=SUM(1+[.D13])" office:value-type="float" office:value="2">
            <text:p>2</text:p>
          </table:table-cell>
          <table:table-cell table:style-name="ce21" office:value-type="string">
            <text:p>Urdu</text:p>
          </table:table-cell>
          <table:table-cell office:value-type="float" office:value="75">
            <text:p>75</text:p>
          </table:table-cell>
          <table:table-cell/>
          <table:table-cell table:formula="of:=SUM([.F14]+[.G14])" office:value-type="float" office:value="75">
            <text:p>75</text:p>
          </table:table-cell>
          <table:table-cell office:value-type="float" office:value="65">
            <text:p>65</text:p>
          </table:table-cell>
          <table:table-cell/>
          <table:table-cell table:formula="of:=SUM([.I14]+[.J14])" office:value-type="float" office:value="65">
            <text:p>65</text:p>
          </table:table-cell>
          <table:table-cell table:number-columns-repeated="2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 table:formula="of:=SUM(1+[.D14])" office:value-type="float" office:value="3">
            <text:p>3</text:p>
          </table:table-cell>
          <table:table-cell table:style-name="ce21" office:value-type="string">
            <text:p>Physics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table:formula="of:=SUM([.F15]+[.G15])"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table:formula="of:=SUM([.I15]+[.J15])" office:value-type="float" office:value="78">
            <text:p>78</text:p>
          </table:table-cell>
          <table:table-cell table:number-columns-repeated="2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 table:formula="of:=SUM(1+[.D15])" office:value-type="float" office:value="4">
            <text:p>4</text:p>
          </table:table-cell>
          <table:table-cell table:style-name="ce21" office:value-type="string">
            <text:p>Chemistry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table:formula="of:=SUM([.F16]+[.G16])"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table:formula="of:=SUM([.I16]+[.J16])" office:value-type="float" office:value="71">
            <text:p>71</text:p>
          </table:table-cell>
          <table:table-cell table:number-columns-repeated="2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 table:formula="of:=SUM(1+[.D16])" office:value-type="float" office:value="5">
            <text:p>5</text:p>
          </table:table-cell>
          <table:table-cell table:style-name="ce21" office:value-type="string">
            <text:p>Biology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table:formula="of:=SUM([.F17]+[.G17])"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SUM([.I17]+[.J17])" office:value-type="float" office:value="70">
            <text:p>70</text:p>
          </table:table-cell>
          <table:table-cell table:number-columns-repeated="2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 table:formula="of:=SUM(1+[.D17])" office:value-type="float" office:value="6">
            <text:p>6</text:p>
          </table:table-cell>
          <table:table-cell table:style-name="ce73" office:value-type="string">
            <text:p>Islamiyat</text:p>
          </table:table-cell>
          <table:table-cell office:value-type="float" office:value="50">
            <text:p>50</text:p>
          </table:table-cell>
          <table:table-cell/>
          <table:table-cell table:formula="of:=SUM([.F18]+[.G18])" office:value-type="float" office:value="50">
            <text:p>50</text:p>
          </table:table-cell>
          <table:table-cell office:value-type="float" office:value="45">
            <text:p>45</text:p>
          </table:table-cell>
          <table:table-cell/>
          <table:table-cell table:formula="of:=SUM([.I18]+[.J18])" office:value-type="float" office:value="45">
            <text:p>45</text:p>
          </table:table-cell>
          <table:table-cell table:number-columns-repeated="2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 table:formula="of:=SUM(1+[.D18])" office:value-type="float" office:value="7">
            <text:p>7</text:p>
          </table:table-cell>
          <table:table-cell table:style-name="ce73" office:value-type="string">
            <text:p>Maths</text:p>
          </table:table-cell>
          <table:table-cell office:value-type="float" office:value="75">
            <text:p>75</text:p>
          </table:table-cell>
          <table:table-cell/>
          <table:table-cell table:formula="of:=SUM([.F19]+[.G19])" office:value-type="float" office:value="75">
            <text:p>75</text:p>
          </table:table-cell>
          <table:table-cell office:value-type="float" office:value="73">
            <text:p>73</text:p>
          </table:table-cell>
          <table:table-cell/>
          <table:table-cell table:formula="of:=SUM([.I19]+[.J19])" office:value-type="float" office:value="73">
            <text:p>73</text:p>
          </table:table-cell>
          <table:table-cell table:number-columns-repeated="2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 table:formula="of:=SUM(1+[.D19])" office:value-type="float" office:value="8">
            <text:p>8</text:p>
          </table:table-cell>
          <table:table-cell table:style-name="ce73" office:value-type="string">
            <text:p>Pak Study</text:p>
          </table:table-cell>
          <table:table-cell office:value-type="float" office:value="50">
            <text:p>50</text:p>
          </table:table-cell>
          <table:table-cell/>
          <table:table-cell table:formula="of:=SUM([.F20]+[.G20])" office:value-type="float" office:value="50">
            <text:p>50</text:p>
          </table:table-cell>
          <table:table-cell office:value-type="float" office:value="45">
            <text:p>45</text:p>
          </table:table-cell>
          <table:table-cell/>
          <table:table-cell table:formula="of:=SUM([.I20]+[.J20])" office:value-type="float" office:value="45">
            <text:p>45</text:p>
          </table:table-cell>
          <table:table-cell table:number-columns-repeated="2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1"/>
          <table:table-cell table:style-name="ce74" office:value-type="string" table:number-columns-spanned="3" table:number-rows-spanned="1">
            <text:p>Total</text:p>
          </table:table-cell>
          <table:covered-table-cell table:number-columns-repeated="2" table:style-name="ce74"/>
          <table:table-cell table:style-name="ce78" table:formula="of:=SUM([.H13:.H20])" office:value-type="float" office:value="550">
            <text:p>550</text:p>
          </table:table-cell>
          <table:table-cell table:style-name="ce78" table:number-columns-repeated="2"/>
          <table:table-cell table:formula="of:=SUM([.K13:.K20])" office:value-type="float" office:value="517">
            <text:p>517</text:p>
          </table:table-cell>
          <table:table-cell table:number-columns-repeated="2"/>
          <table:table-cell table:style-name="ce3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44"/>
          <table:table-cell table:style-name="ce75" office:value-type="string" table:number-columns-spanned="5" table:number-rows-spanned="1">
            <text:p>Percentage</text:p>
          </table:table-cell>
          <table:covered-table-cell table:number-columns-repeated="4" table:style-name="ce75"/>
          <table:table-cell table:style-name="ce80" table:formula="of:=[.K21]/[.H21]*100" office:value-type="float" office:value="94" table:number-columns-spanned="2" table:number-rows-spanned="1">
            <text:p>94</text:p>
          </table:table-cell>
          <table:covered-table-cell table:style-name="ce80"/>
          <table:table-cell table:style-name="ce81" table:number-columns-repeated="2"/>
          <table:table-cell table:style-name="ce84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36" table:number-columns-repeated="11"/>
          <table:table-cell table:style-name="ce33" table:number-columns-repeated="17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36"/>
          <table:table-cell table:style-name="ce33"/>
          <table:table-cell table:style-name="ce76" table:number-columns-repeated="3"/>
          <table:table-cell table:style-name="ce33"/>
          <table:table-cell table:style-name="ce76" table:number-columns-repeated="2"/>
          <table:table-cell table:style-name="ce33" table:number-columns-repeated="20"/>
          <table:table-cell table:style-name="ce87"/>
          <table:table-cell table:number-columns-repeated="992"/>
        </table:table-row>
        <table:table-row table:style-name="ro1">
          <table:table-cell table:style-name="ce33" table:number-columns-repeated="3"/>
          <table:table-cell table:style-name="ce36"/>
          <table:table-cell table:style-name="ce33"/>
          <table:table-cell table:style-name="ce76" table:number-columns-repeated="3"/>
          <table:table-cell table:style-name="ce33"/>
          <table:table-cell table:style-name="ce76" table:number-columns-repeated="2"/>
          <table:table-cell table:style-name="ce33" table:number-columns-repeated="3"/>
          <table:table-cell table:style-name="ce86"/>
          <table:table-cell table:style-name="ce89" table:number-columns-repeated="16"/>
          <table:table-cell table:number-columns-repeated="993"/>
        </table:table-row>
        <table:table-row table:style-name="ro1" table:number-rows-repeated="20">
          <table:table-cell table:style-name="ce33" table:number-columns-repeated="3"/>
          <table:table-cell table:style-name="ce36"/>
          <table:table-cell table:style-name="ce33"/>
          <table:table-cell table:style-name="ce76" table:number-columns-repeated="3"/>
          <table:table-cell table:style-name="ce33"/>
          <table:table-cell table:style-name="ce76" table:number-columns-repeated="2"/>
          <table:table-cell table:style-name="ce33" table:number-columns-repeated="3"/>
          <table:table-cell table:style-name="ce87"/>
          <table:table-cell table:number-columns-repeated="100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ucher" table:style-name="ta2" table:print="false">
        <office:forms form:automatic-focus="false" form:apply-design-mode="false"/>
        <table:table-column table:style-name="co12" table:number-columns-repeated="2" table:default-cell-style-name="Excel_20_Built-in_20_Normal"/>
        <table:table-column table:style-name="co13" table:default-cell-style-name="Excel_20_Built-in_20_Normal"/>
        <table:table-column table:style-name="co12" table:number-columns-repeated="102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table:number-columns-spanned="7" table:number-rows-spanned="2">
            <text:p>Payment Voucher</text:p>
          </table:table-cell>
          <table:covered-table-cell table:number-columns-repeated="5" table:style-name="ce52"/>
          <table:covered-table-cell table:style-name="ce63"/>
          <table:table-cell table:number-columns-repeated="1015"/>
        </table:table-row>
        <table:table-row table:style-name="ro1">
          <table:table-cell table:number-columns-repeated="2"/>
          <table:covered-table-cell table:style-name="ce46"/>
          <table:covered-table-cell table:number-columns-repeated="5" table:style-name="ce53"/>
          <table:covered-table-cell table:style-name="ce64"/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>
            <text:p><text:s/>PV No:</text:p>
          </table:table-cell>
          <table:table-cell table:style-name="ce3" office:value-type="float" office:value="7">
            <text:p>7</text:p>
          </table:table-cell>
          <table:table-cell table:style-name="ce3" table:number-columns-repeated="4"/>
          <table:table-cell table:style-name="ce34"/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>
            <text:p>Amount</text:p>
          </table:table-cell>
          <table:table-cell table:style-name="ce54" office:value-type="float" office:value="1000000" table:number-columns-spanned="2" table:number-rows-spanned="1">
            <text:p>1,000,000</text:p>
          </table:table-cell>
          <table:covered-table-cell table:style-name="ce27"/>
          <table:table-cell table:style-name="ce21" office:value-type="string">
            <text:p>Date:</text:p>
          </table:table-cell>
          <table:table-cell table:style-name="ce59" office:value-type="date" office:date-value="2023-03-23" table:number-columns-spanned="3" table:number-rows-spanned="1">
            <text:p>23-Mar-23</text:p>
          </table:table-cell>
          <table:covered-table-cell table:style-name="ce27"/>
          <table:covered-table-cell table:style-name="ce60"/>
          <table:table-cell table:style-name="ce66"/>
          <table:table-cell table:number-columns-repeated="1014"/>
        </table:table-row>
        <table:table-row table:style-name="ro1">
          <table:table-cell table:number-columns-repeated="2"/>
          <table:table-cell table:style-name="ce48" office:value-type="string" table:number-columns-spanned="7" table:number-rows-spanned="1">
            <text:p>Method of Payment: </text:p>
          </table:table-cell>
          <table:covered-table-cell table:number-columns-repeated="5" table:style-name="ce17"/>
          <table:covered-table-cell table:style-name="ce20"/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>
            <text:p>Cash </text:p>
          </table:table-cell>
          <table:table-cell table:style-name="ce27" table:number-columns-spanned="2" table:number-rows-spanned="1"/>
          <table:covered-table-cell table:style-name="ce27"/>
          <table:table-cell table:style-name="ce58" office:value-type="string">
            <text:p>Check # :</text:p>
          </table:table-cell>
          <table:table-cell table:style-name="ce60" table:number-columns-spanned="3" table:number-rows-spanned="1"/>
          <table:covered-table-cell table:style-name="ce27"/>
          <table:covered-table-cell table:style-name="ce60"/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>
            <text:p>To:</text:p>
          </table:table-cell>
          <table:table-cell table:style-name="ce27" table:number-columns-spanned="4" table:number-rows-spanned="1"/>
          <table:covered-table-cell table:number-columns-repeated="3" table:style-name="ce27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>
            <text:p>The Sum of: </text:p>
          </table:table-cell>
          <table:table-cell table:style-name="ce27" table:number-columns-spanned="4" table:number-rows-spanned="1"/>
          <table:covered-table-cell table:number-columns-repeated="3" table:style-name="ce27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>
            <text:p>Bieng:</text:p>
          </table:table-cell>
          <table:table-cell table:style-name="ce27" table:number-columns-spanned="3" table:number-rows-spanned="2"/>
          <table:covered-table-cell table:number-columns-repeated="2" table:style-name="ce27"/>
          <table:table-cell table:style-name="ce21" office:value-type="string">
            <text:p>Payee:</text:p>
          </table:table-cell>
          <table:table-cell table:style-name="ce60" table:number-columns-spanned="2" table:number-rows-spanned="2"/>
          <table:covered-table-cell table:style-name="ce60"/>
          <table:table-cell table:number-columns-repeated="1015"/>
        </table:table-row>
        <table:table-row table:style-name="ro1">
          <table:table-cell table:number-columns-repeated="2"/>
          <table:table-cell table:style-name="ce49"/>
          <table:covered-table-cell table:number-columns-repeated="3" table:style-name="ce27"/>
          <table:table-cell table:style-name="ce3"/>
          <table:covered-table-cell table:style-name="ce27"/>
          <table:covered-table-cell table:style-name="ce60"/>
          <table:table-cell table:number-columns-repeated="1015"/>
        </table:table-row>
        <table:table-row table:style-name="ro1">
          <table:table-cell table:number-columns-repeated="2"/>
          <table:table-cell table:style-name="ce50" office:value-type="string">
            <text:p>Aproved By :</text:p>
          </table:table-cell>
          <table:table-cell table:style-name="ce55"/>
          <table:table-cell table:style-name="ce57" office:value-type="string">
            <text:p>Paid By :</text:p>
          </table:table-cell>
          <table:table-cell table:style-name="ce55"/>
          <table:table-cell table:style-name="ce20" office:value-type="string" table:number-columns-spanned="3" table:number-rows-spanned="1">
            <text:p>Sign:</text:p>
          </table:table-cell>
          <table:covered-table-cell table:style-name="ce62"/>
          <table:covered-table-cell table:style-name="ce65"/>
          <table:table-cell table:number-columns-repeated="1015"/>
        </table:table-row>
        <table:table-row table:style-name="ro1">
          <table:table-cell table:number-columns-repeated="2"/>
          <table:table-cell table:style-name="ce51" table:number-columns-spanned="2" table:number-rows-spanned="2"/>
          <table:covered-table-cell table:style-name="ce27"/>
          <table:table-cell table:style-name="ce56" table:number-columns-spanned="2" table:number-rows-spanned="2"/>
          <table:covered-table-cell table:style-name="ce27"/>
          <table:table-cell table:style-name="ce61" table:number-columns-spanned="3" table:number-rows-spanned="2"/>
          <table:covered-table-cell table:style-name="ce27"/>
          <table:covered-table-cell table:style-name="ce60"/>
          <table:table-cell table:number-columns-repeated="1015"/>
        </table:table-row>
        <table:table-row table:style-name="ro1">
          <table:table-cell table:number-columns-repeated="2"/>
          <table:covered-table-cell table:style-name="ce51"/>
          <table:covered-table-cell table:number-columns-repeated="5" table:style-name="ce56"/>
          <table:covered-table-cell table:style-name="ce61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3" table:print="false">
        <office:forms form:automatic-focus="false" form:apply-design-mode="false"/>
        <table:table-column table:style-name="co1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4" table:print="false">
        <office:forms form:automatic-focus="false" form:apply-design-mode="false"/>
        <table:table-column table:style-name="co1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5" table:print="false">
        <office:forms form:automatic-focus="false" form:apply-design-mode="false"/>
        <table:table-column table:style-name="co1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 (2)" table:style-name="ta6" table:print="false">
        <office:forms form:automatic-focus="false" form:apply-design-mode="false"/>
        <table:table-column table:style-name="co1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7" table:print="false">
        <office:forms form:automatic-focus="false" form:apply-design-mode="false"/>
        <table:table-column table:style-name="co1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8" table:print="false">
        <office:forms form:automatic-focus="false" form:apply-design-mode="false"/>
        <table:table-column table:style-name="co1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4">03/24/2023</text:date>, <text:time>09:3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MC_20_assignment" style:display-name="PageStyle_DMC assign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ucher" style:display-name="PageStyle_Vou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_20__28_2_29_" style:display-name="PageStyle_Sheet5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4T09:32:34.35</dc:date>
    <dc:creator>Mussaiq farid </dc:creator>
    <meta:generator>OpenOffice/4.1.11$Win32 OpenOffice.org_project/4111m1$Build-9808</meta:generator>
    <meta:editing-duration>PT32S</meta:editing-duration>
    <meta:editing-cycles>1</meta:editing-cycles>
    <meta:document-statistic meta:table-count="8" meta:cell-count="106" meta:object-count="0"/>
  </office:meta>
</office:document-meta>
</file>